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pt" fo:country="BR" style:font-size-asian="10.5pt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fo:language="pt" fo:country="BR" style:font-size-asian="10.5pt"/>
    </style:style>
    <style:style style:name="T1" style:family="text">
      <style:text-properties fo:language="pt" fo:country="BR" style:font-size-asian="10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19259779" text:style-name="L1">
        <text:list-item>
          <text:p text:style-name="P3">Introdução</text:p>
          <text:list>
            <text:list-item>
              <text:p text:style-name="P3">Sistemas computacionais e comunicação / Como computadores lidam com linguagem (natural e artificial)?</text:p>
              <text:list>
                <text:list-item>
                  <text:p text:style-name="P3">Área que praticamente nasce junto com a IA;</text:p>
                  <text:list>
                    <text:list-item>
                      <text:p text:style-name="P3">Quais os interesses nessas pesquisas?</text:p>
                    </text:list-item>
                  </text:list>
                </text:list-item>
                <text:list-item>
                  <text:p text:style-name="P3">Abordagens para o tema</text:p>
                  <text:list>
                    <text:list-item>
                      <text:p text:style-name="P3">IA Clássica (simbólica)</text:p>
                    </text:list-item>
                    <text:list-item>
                      <text:p text:style-name="P3">Problema da Fundamentação do Símbolo</text:p>
                    </text:list-item>
                    <text:list-item>
                      <text:p text:style-name="P3">Nouvelle IA </text:p>
                    </text:list-item>
                  </text:list>
                </text:list-item>
                <text:list-item>
                  <text:p text:style-name="P3">Como a representação é mostrada nesses cenários?</text:p>
                </text:list-item>
              </text:list>
            </text:list-item>
            <text:list-item>
              <text:p text:style-name="P2"><text:span text:style-name="T1">Tecnicas utilizadas e tipos de experimentos realizados</text:span></text:p>
              <text:list>
                <text:list-item>
                  <text:p text:style-name="P3">Quais técnicas e tipos de experimento foram mais utilizadas?</text:p>
                </text:list-item>
                <text:list-item>
                  <text:p text:style-name="P3">Quais são mais utilizadas atualmente?</text:p>
                </text:list-item>
                <text:list-item>
                  <text:p text:style-name="P3">Introduzir os experimentos sobre emergência da comunicação em agentes autonomos</text:p>
                </text:list-item>
              </text:list>
            </text:list-item>
            <text:list-item>
              <text:p text:style-name="P3">Proposta/Objetivos/O que fizemos e qual a contribuição esperada</text:p>
            </text:list-item>
            <text:list-item>
              <text:p text:style-name="P3">Relevância científica e tecnológica da pesquisa </text:p>
              <text:list>
                <text:list-item>
                  <text:p text:style-name="P2"><text:span text:style-name="T1">Como agentes artificiais podem se comunicar por meio de linguagem natural? (Importância tecnológica)</text:span></text:p>
                </text:list-item>
                <text:list-item>
                  <text:p text:style-name="P3">Como surge e se devenvolve a linguagem humana? (Importância científica)</text:p>
                </text:list-item>
              </text:list>
            </text:list-item>
          </text:list>
        </text:list-item>
      </text:list>
      <text:p text:style-name="P1"/>
      <text:list xml:id="list251339534" text:continue-numbering="true" text:style-name="L1">
        <text:list-item>
          <text:p text:style-name="P3">Representação</text:p>
          <text:list>
            <text:list-item>
              <text:p text:style-name="P3">História/evolução do conceito dentro da IA</text:p>
              <text:list>
                <text:list-item>
                  <text:p text:style-name="P3">Introdução e contextualização</text:p>
                </text:list-item>
                <text:list-item>
                  <text:p text:style-name="P3">Definições e indefinições</text:p>
                </text:list-item>
                <text:list-item>
                  <text:p text:style-name="P3">Abordagens</text:p>
                </text:list-item>
                <text:list-item>
                  <text:p text:style-name="P3">...</text:p>
                </text:list-item>
              </text:list>
            </text:list-item>
            <text:list-item>
              <text:p text:style-name="P3">Peirce</text:p>
              <text:list>
                <text:list-item>
                  <text:p text:style-name="P3">Uso de sua teoria</text:p>
                </text:list-item>
                <text:list-item>
                  <text:p text:style-name="P3">Signo-Objeto-Interpretante</text:p>
                </text:list-item>
                <text:list-item>
                  <text:p text:style-name="P3">Ícone, índice e símbolo</text:p>
                </text:list-item>
                <text:list-item>
                  <text:p text:style-name="P3">Relação com comunicação</text:p>
                </text:list-item>
              </text:list>
            </text:list-item>
          </text:list>
        </text:list-item>
      </text:list>
      <text:p text:style-name="P1"/>
      <text:list xml:id="list788860339" text:continue-numbering="true" text:style-name="L1">
        <text:list-item>
          <text:p text:style-name="P3">Comunicação e pesquisas computacionais</text:p>
          <text:list>
            <text:list-item>
              <text:p text:style-name="P3">Pesquisas sobre a origem e evolução da comunicação e linguagem</text:p>
              <text:list>
                <text:list-item>
                  <text:p text:style-name="P3">Teorias sobre o surgimento da linguagem humana</text:p>
                </text:list-item>
                <text:list-item>
                  <text:p text:style-name="P3">Dificuldades na apuração de vestígios e confecção de experimentos reais</text:p>
                </text:list-item>
                <text:list-item>
                  <text:p text:style-name="P3">Simulações computacionais como importante ferramenta de estudo e pesquisa</text:p>
                </text:list-item>
              </text:list>
            </text:list-item>
            <text:list-item>
              <text:p text:style-name="P3">Pesquisas para o uso de liguagem (natural e/ou artificial) por parte de sistemas computacionais (engenhos de busca, banco de dados, sistemas de defesa contra fraudes, etc)</text:p>
              <text:list>
                <text:list-item>
                  <text:p text:style-name="P3">...</text:p>
                </text:list-item>
              </text:list>
            </text:list-item>
            <text:list-item>
              <text:p text:style-name="P3">Simulações de emergência de comunicação em agentes autônomos</text:p>
              <text:list>
                <text:list-item>
                  <text:p text:style-name="P3">Introdução geral do tema</text:p>
                </text:list-item>
                <text:list-item>
                  <text:p text:style-name="P3">Como é feita a análise dos resultados? Quais pontos são analisados?</text:p>
                </text:list-item>
                <text:list-item>
                  <text:p text:style-name="P3">A existência de processo semiótico quase nunca é levado em conta</text:p>
                </text:list-item>
                <text:list-item>
                  <text:p text:style-name="P3">Explicar detalhadamente a proposta (?) (na introdução isso será abordado, mas de forma <text:soft-page-break/>superficial)</text:p>
                </text:list-item>
                <text:list-item>
                  <text:p text:style-name="P3">Trabalhos relacionados</text:p>
                </text:list-item>
              </text:list>
            </text:list-item>
          </text:list>
        </text:list-item>
      </text:list>
      <text:p text:style-name="P1"/>
      <text:list xml:id="list2050731027" text:continue-numbering="true" text:style-name="L1">
        <text:list-item>
          <text:p text:style-name="P3">Experimento Replicado</text:p>
          <text:list>
            <text:list-item>
              <text:p text:style-name="P3">Justificar o experimento de Mirolli e Parisi</text:p>
            </text:list-item>
            <text:list-item>
              <text:p text:style-name="P3">Explicar e detalhar suas características</text:p>
            </text:list-item>
            <text:list-item>
              <text:p text:style-name="P3">Explicar o porquê e como foram feitas as várias modificações</text:p>
            </text:list-item>
            <text:list-item>
              <text:p text:style-name="P3">Explicar algumas diferenças de cálculos como os de qualidade de representação</text:p>
            </text:list-item>
            <text:list-item>
              <text:p text:style-name="P3">Explicar a análise feita pelos pesquisadores</text:p>
            </text:list-item>
          </text:list>
        </text:list-item>
        <text:list-item>
          <text:p text:style-name="P3">Análises e discussões</text:p>
          <text:list>
            <text:list-item>
              <text:p text:style-name="P3">Análise da qualidade da representação</text:p>
            </text:list-item>
            <text:list-item>
              <text:p text:style-name="P3">Análise das ativações</text:p>
            </text:list-item>
            <text:list-item>
              <text:p text:style-name="P3">Comparação com clones</text:p>
            </text:list-item>
            <text:list-item>
              <text:p text:style-name="P3">Comparação com arquitetura alternativa</text:p>
            </text:list-item>
            <text:list-item>
              <text:p text:style-name="P3">...</text:p>
            </text:list-item>
            <text:list-item>
              <text:p text:style-name="P3">Vínculo dos resultados encontrados com as definições de Peirce</text:p>
            </text:list-item>
            <text:list-item>
              <text:p text:style-name="P3">De que forma essa análise pode ajudar a comunidade de pesquisadores do tema?</text:p>
            </text:list-item>
          </text:list>
        </text:list-item>
      </text:list>
      <text:p text:style-name="P1"/>
      <text:list xml:id="list183297513" text:continue-numbering="true" text:style-name="L1">
        <text:list-item>
          <text:p text:style-name="P3">Conclusõ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7T16:12:26</meta:creation-date>
    <dc:date>2014-07-15T20:32:35</dc:date>
    <meta:editing-duration>PT2H8M36S</meta:editing-duration>
    <meta:editing-cycles>7</meta:editing-cycles>
    <meta:generator>LibreOffice/3.5$Linux_X86_64 LibreOffice_project/350m1$Build-2</meta:generator>
    <meta:document-statistic meta:table-count="0" meta:image-count="0" meta:object-count="0" meta:page-count="2" meta:paragraph-count="56" meta:word-count="400" meta:character-count="2492" meta:non-whitespace-character-count="2202"/>
  </office:meta>
</office:document-meta>
</file>